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10000000100533C2130.png"/>
  <manifest:file-entry manifest:media-type="image/jpeg" manifest:full-path="Pictures/100000000000032000000258C61EA840.jpg"/>
  <manifest:file-entry manifest:media-type="image/png" manifest:full-path="Pictures/10000000000001000000010009F5B430.png"/>
  <manifest:file-entry manifest:media-type="image/jpeg" manifest:full-path="Pictures/100000000000010000000100CBABA91D.jpg"/>
  <manifest:file-entry manifest:media-type="image/png" manifest:full-path="Pictures/1000000000000100000001009F763ACE.png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28cm" svg:height="21cm" svg:x="0cm" svg:y="0cm">
          <draw:image xlink:href="Pictures/100000000000010000000100533C213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1" draw:id="id1" draw:layer="layout" svg:width="13.859cm" svg:height="13.859cm" svg:x="7.069cm" svg:y="4.913cm" presentation:class="graphic">
          <draw:image xlink:href="Pictures/10000000000001000000010009F5B4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2" draw:id="id2" draw:layer="layout" svg:width="13.859cm" svg:height="13.859cm" svg:x="7.069cm" svg:y="4.913cm" presentation:class="graphic">
          <draw:image xlink:href="Pictures/100000000000010000000100CBABA91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3" draw:id="id3" draw:layer="layout" svg:width="13.859cm" svg:height="13.859cm" svg:x="7.069cm" svg:y="4.913cm" presentation:class="graphic">
          <draw:image xlink:href="Pictures/1000000000000100000001009F763A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" smil:attributeName="visibility" smil:to="visible"/>
                  <anim:transitionFilter smil:dur="0.5s" smil:targetElement="id3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4" draw:id="id4" draw:layer="layout" svg:width="13.859cm" svg:height="13.859cm" svg:x="7.069cm" svg:y="4.913cm" presentation:class="graphic">
          <draw:image xlink:href="Pictures/10000000000001000000010009F5B4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5" draw:id="id5" draw:layer="layout" svg:width="13.859cm" svg:height="13.859cm" svg:x="7.069cm" svg:y="4.913cm" presentation:class="graphic">
          <draw:image xlink:href="Pictures/100000000000010000000100CBABA91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6" draw:id="id6" draw:layer="layout" svg:width="13.859cm" svg:height="13.859cm" svg:x="7.069cm" svg:y="4.913cm" presentation:class="graphic">
          <draw:image xlink:href="Pictures/1000000000000100000001009F763A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7" draw:id="id7" draw:layer="layout" svg:width="13.859cm" svg:height="13.859cm" svg:x="7.069cm" svg:y="4.913cm" presentation:class="graphic">
          <draw:image xlink:href="Pictures/10000000000001000000010009F5B4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8" draw:id="id8" draw:layer="layout" svg:width="13.859cm" svg:height="13.859cm" svg:x="7.069cm" svg:y="4.913cm" presentation:class="graphic">
          <draw:image xlink:href="Pictures/100000000000010000000100CBABA91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8" smil:attributeName="visibility" smil:to="visible"/>
                  <anim:animate smil:dur="5s" smil:fill="hold" smil:targetElement="id8" smil:attributeName="x" smil:values="x;x" smil:keyTimes="0;1"/>
                  <anim:animate smil:dur="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9" draw:id="id9" draw:layer="layout" svg:width="13.859cm" svg:height="13.859cm" svg:x="7.069cm" svg:y="4.913cm" presentation:class="graphic">
          <draw:image xlink:href="Pictures/1000000000000100000001009F763A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10" draw:id="id10" draw:layer="layout" svg:width="13.859cm" svg:height="13.859cm" svg:x="7.069cm" svg:y="4.913cm" presentation:class="graphic">
          <draw:image xlink:href="Pictures/10000000000001000000010009F5B4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11" draw:id="id11" draw:layer="layout" svg:width="13.859cm" svg:height="13.859cm" svg:x="7.069cm" svg:y="4.913cm" presentation:class="graphic">
          <draw:image xlink:href="Pictures/100000000000010000000100CBABA91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12" draw:id="id12" draw:layer="layout" svg:width="13.859cm" svg:height="13.859cm" svg:x="7.069cm" svg:y="4.913cm" presentation:class="graphic">
          <draw:image xlink:href="Pictures/1000000000000100000001009F763A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2" smil:attributeName="visibility" smil:to="visible"/>
                  <anim:transitionFilter smil:dur="2s" smil:targetElement="id12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13" draw:id="id13" draw:layer="layout" svg:width="13.859cm" svg:height="13.859cm" svg:x="7.069cm" svg:y="4.913cm" presentation:class="graphic">
          <draw:image xlink:href="Pictures/10000000000001000000010009F5B4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3" smil:attributeName="visibility" smil:to="visible"/>
                  <anim:transitionFilter smil:dur="0.5s" smil:targetElement="id13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14" draw:id="id14" draw:layer="layout" svg:width="13.859cm" svg:height="13.859cm" svg:x="7.069cm" svg:y="4.913cm" presentation:class="graphic">
          <draw:image xlink:href="Pictures/100000000000010000000100CBABA91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15" draw:id="id15" draw:layer="layout" svg:width="13.859cm" svg:height="13.859cm" svg:x="7.069cm" svg:y="4.913cm" presentation:class="graphic">
          <draw:image xlink:href="Pictures/1000000000000100000001009F763A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16" draw:id="id16" draw:layer="layout" svg:width="13.859cm" svg:height="13.859cm" svg:x="7.069cm" svg:y="4.913cm" presentation:class="graphic">
          <draw:image xlink:href="Pictures/10000000000001000000010009F5B4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6" smil:attributeName="visibility" smil:to="visible"/>
                  <anim:transitionFilter smil:dur="2s" smil:targetElement="id16" smil:type="fanWipe" smil:subtype="centerTop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17" draw:id="id17" draw:layer="layout" svg:width="13.859cm" svg:height="13.859cm" svg:x="7.069cm" svg:y="4.913cm" presentation:class="graphic">
          <draw:image xlink:href="Pictures/100000000000010000000100CBABA91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18" draw:id="id18" draw:layer="layout" svg:width="13.859cm" svg:height="13.859cm" svg:x="7.069cm" svg:y="4.913cm" presentation:class="graphic">
          <draw:image xlink:href="Pictures/1000000000000100000001009F763A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8" smil:attributeName="visibility" smil:to="visible"/>
                  <anim:animate smil:begin="0s" smil:dur="0.5s" smil:fill="hold" smil:decelerate="0.5" smil:targetElement="id18" smil:attributeName="rotate" smil:values="-90;0" smil:keyTimes="0;1"/>
                  <anim:animate smil:begin="0s" smil:dur="0.5s" smil:fill="hold" smil:decelerate="0.5" smil:targetElement="id18" smil:attributeName="width" smil:values="width;width*.05" smil:keyTimes="0;1"/>
                  <anim:animate smil:begin="0.5s" smil:dur="0.5s" smil:fill="hold" smil:accelerate="0.5" smil:targetElement="id18" smil:attributeName="width" smil:values="width*.05;width" smil:keyTimes="0;1"/>
                  <anim:animate smil:dur="1s" smil:fill="hold" smil:targetElement="id18" smil:attributeName="height" smil:values="height;height" smil:keyTimes="0;1"/>
                  <anim:animate smil:begin="0s" smil:dur="0.5s" smil:fill="hold" smil:decelerate="0.5" smil:targetElement="id18" smil:attributeName="x" smil:values="x+.4;x" smil:keyTimes="0;1"/>
                  <anim:animate smil:begin="0s" smil:dur="0.5s" smil:fill="hold" smil:decelerate="0.5" smil:targetElement="id18" smil:attributeName="y" smil:values="y-.2;y+.1" smil:keyTimes="0;1"/>
                  <anim:animate smil:begin="0.5s" smil:dur="0.5s" smil:fill="hold" smil:accelerate="0.5" smil:targetElement="id18" smil:attributeName="y" smil:values="y+.1;y" smil:keyTimes="0;1"/>
                  <anim:transitionFilter smil:begin="0s" smil:dur="1s" smil:decelerate="0.5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19" draw:id="id19" draw:layer="layout" svg:width="13.859cm" svg:height="13.859cm" svg:x="7.069cm" svg:y="4.913cm" presentation:class="graphic">
          <draw:image xlink:href="Pictures/10000000000001000000010009F5B4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9" smil:attributeName="visibility" smil:to="visible"/>
                  <anim:transitionFilter smil:begin="0s" smil:dur="0.58s" smil:targetElement="id19" smil:type="barWipe" smil:subtype="topToBottom"/>
                  <anim:animate smil:begin="0s" smil:dur="1.822s" smil:targetElement="id19" smil:attributeName="x" smil:values="x-0.25;x" smil:keyTimes="0;1" smil:keySplines="0,0;0.14,0.36;0.43,0.73;0.71,0.91;1,1"/>
                  <anim:animate smil:begin="0s" smil:dur="0.664s" smil:targetElement="id19" smil:attributeName="y" smil:values="0.5;1" smil:keyTimes="0;1" anim:formula="y-sin(pi*$)/3" smil:keySplines="0,0;0.25,0.07;0.5,0.2;0.75,0.467;1,1"/>
                  <anim:animate smil:begin="0.664s" smil:dur="0.664s" smil:targetElement="id19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9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9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9" smil:to="1,0.6" smil:attributeName="transform" svg:type="scale"/>
                  <anim:animateTransform smil:begin="0.676s" smil:dur="0.166s" smil:decelerate="0.5" smil:targetElement="id19" smil:to="1,1" smil:attributeName="transform" svg:type="scale"/>
                  <anim:animateTransform smil:begin="1.312s" smil:dur="0.026s" smil:targetElement="id19" smil:to="1,0.8" smil:attributeName="transform" svg:type="scale"/>
                  <anim:animateTransform smil:begin="1.338s" smil:dur="0.166s" smil:decelerate="0.5" smil:targetElement="id19" smil:to="1,1" smil:attributeName="transform" svg:type="scale"/>
                  <anim:animateTransform smil:begin="1.642s" smil:dur="0.026s" smil:targetElement="id19" smil:to="1,0.9" smil:attributeName="transform" svg:type="scale"/>
                  <anim:animateTransform smil:begin="1.668s" smil:dur="0.166s" smil:decelerate="0.5" smil:targetElement="id19" smil:to="1,1" smil:attributeName="transform" svg:type="scale"/>
                  <anim:animateTransform smil:begin="1.808s" smil:dur="0.026s" smil:targetElement="id19" smil:to="1,0.95" smil:attributeName="transform" svg:type="scale"/>
                  <anim:animateTransform smil:begin="1.834s" smil:dur="0.166s" smil:decelerate="0.5" smil:targetElement="id19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20" draw:id="id20" draw:layer="layout" svg:width="13.859cm" svg:height="13.859cm" svg:x="7.069cm" svg:y="4.913cm" presentation:class="graphic">
          <draw:image xlink:href="Pictures/100000000000010000000100CBABA91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0" smil:attributeName="visibility" smil:to="visible"/>
                  <anim:animateTransform smil:begin="0s" smil:dur="1s" smil:fill="hold" smil:decelerate="0.5" smil:targetElement="id20" smil:from="2.5,2.5" smil:to="1,1" smil:attributeName="transform" svg:type="scale"/>
                  <anim:animateMotion smil:begin="0s" smil:dur="1s" smil:fill="hold" smil:decelerate="0.5" smil:targetElement="id20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21" draw:id="id21" draw:layer="layout" svg:width="13.859cm" svg:height="13.859cm" svg:x="7.069cm" svg:y="4.913cm" presentation:class="graphic">
          <draw:image xlink:href="Pictures/1000000000000100000001009F763A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1" smil:attributeName="visibility" smil:to="visible"/>
                  <anim:transitionFilter smil:dur="0.8s" smil:decelerate="1" smil:targetElement="id21" smil:type="fade" smil:subtype="crossfade"/>
                  <anim:animate smil:dur="0.8s" smil:fill="hold" smil:decelerate="1" smil:targetElement="id21" smil:attributeName="rotate" smil:values="-90;0" smil:keyTimes="0;1"/>
                  <anim:animate smil:dur="0.8s" smil:fill="hold" smil:decelerate="1" smil:targetElement="id21" smil:attributeName="x" smil:values="x+0.4;x-0.05" smil:keyTimes="0;1"/>
                  <anim:animate smil:dur="0.8s" smil:fill="hold" smil:decelerate="1" smil:targetElement="id21" smil:attributeName="y" smil:values="y-0.4;y+0.1" smil:keyTimes="0;1"/>
                  <anim:animate smil:begin="0.8s" smil:dur="0.2s" smil:fill="hold" smil:accelerate="1" smil:targetElement="id21" smil:attributeName="x" smil:values="x-0.05;x" smil:keyTimes="0;1"/>
                  <anim:animate smil:begin="0.8s" smil:dur="0.2s" smil:fill="hold" smil:accelerate="1" smil:targetElement="id21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22" draw:id="id22" draw:layer="layout" svg:width="13.859cm" svg:height="13.859cm" svg:x="7.069cm" svg:y="4.913cm" presentation:class="graphic">
          <draw:image xlink:href="Pictures/10000000000001000000010009F5B4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2" smil:attributeName="visibility" smil:to="visible"/>
                  <anim:animate smil:dur="1s" smil:fill="hold" smil:targetElement="id22" smil:attributeName="width" smil:values="width*0.70;width" smil:keyTimes="0;1"/>
                  <anim:animate smil:dur="1s" smil:fill="hold" smil:targetElement="id22" smil:attributeName="height" smil:values="height;height" smil:keyTimes="0;1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23" draw:id="id23" draw:layer="layout" svg:width="13.859cm" svg:height="13.859cm" svg:x="7.069cm" svg:y="4.913cm" presentation:class="graphic">
          <draw:image xlink:href="Pictures/100000000000010000000100CBABA91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24" draw:id="id24" draw:layer="layout" svg:width="13.859cm" svg:height="13.859cm" svg:x="7.069cm" svg:y="4.913cm" presentation:class="graphic">
          <draw:image xlink:href="Pictures/1000000000000100000001009F763A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xml:id="id25" draw:id="id25" draw:layer="layout" svg:width="18.479cm" svg:height="13.859cm" svg:x="4.759cm" svg:y="4.913cm" presentation:class="graphic">
          <draw:image xlink:href="Pictures/100000000000032000000258C61EA84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standard" xml:id="id26" draw:id="id26" draw:layer="layout" svg:width="25.198cm" svg:height="1.943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able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rect draw:style-name="gr3" draw:text-style-name="P1" xml:id="id27" draw:id="id27" draw:layer="layout" svg:width="8.506cm" svg:height="7.874cm" svg:x="3.94cm" svg:y="7.62cm">
          <text:p/>
        </draw:rect>
        <draw:ellipse draw:style-name="gr3" draw:text-style-name="P1" xml:id="id28" draw:id="id28" draw:layer="layout" svg:width="8.636cm" svg:height="7.62cm" svg:x="12.446cm" svg:y="8.128cm">
          <text:p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animate smil:dur="0.5s" smil:fill="hold" smil:targetElement="id27" smil:attributeName="rotate" smil:values="360;0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28" smil:attributeName="visibility" smil:to="visible"/>
                  <anim:animate smil:dur="1s" smil:fill="hold" smil:targetElement="id28" smil:attributeName="width" smil:values="0;width" smil:keyTimes="0;1"/>
                  <anim:animate smil:dur="1s" smil:fill="hold" smil:targetElement="id28" smil:attributeName="height" smil:values="0;height" smil:keyTimes="0;1"/>
                  <anim:animate smil:dur="1s" smil:fill="hold" smil:targetElement="id28" smil:attributeName="x" smil:values="0;1" smil:keyTimes="0;1" anim:formula="x+(cos(-2*pi*(1-$))*-x-sin(-2*pi*(1-$))*(1-y))*(1-$)"/>
                  <anim:animate smil:dur="1s" smil:fill="hold" smil:targetElement="id28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xml:id="id29" draw:id="id29" draw:layer="layout" svg:width="25.199cm" svg:height="13.859cm" svg:x="1.4cm" svg:y="4.914cm" presentation:class="char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1s" smil:fill="hold" smil:targetElement="id29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1" draw:text-style-name="P1" xml:id="id30" draw:id="id30" draw:layer="layout" svg:width="18.479cm" svg:height="13.859cm" svg:x="4.759cm" svg:y="4.913cm">
          <draw:image xlink:href="Pictures/100000000000032000000258C61EA840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-triangle">
                  <anim:animateMotion smil:dur="2s" smil:fill="hold" smil:targetElement="id30" svg:path="M 0 0  L 0 -0.19586  L 0.25 0  L 0 0  Z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_3f_" draw:display-name="?" svg:viewBox="0 0 20 30" svg:d="m20 0h-20l10 30z"/>
    <draw:marker draw:name="Arrow" svg:viewBox="0 0 20 30" svg:d="m10 0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1T22:52:05</meta:creation-date>
    <meta:editing-duration>PT11M16S</meta:editing-duration>
    <meta:editing-cycles>9</meta:editing-cycles>
    <dc:date>2012-09-22T13:04:16</dc:date>
    <meta:generator>OpenOffice.org/3.5$Unix OpenOffice.org_project/350m1$Build-9610</meta:generator>
    <meta:document-statistic meta:object-count="1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bar" chart:style-name="ch1">
        <chart:legend chart:legend-position="end" svg:x="22.99cm" svg:y="6.133cm" style:legend-expansion="high" chart:style-name="ch2"/>
        <chart:plot-area chart:style-name="ch3" chart:data-source-has-labels="both" svg:x="0.954cm" svg:y="1.243cm" svg:width="21.028cm" svg:height="11.92cm">
          <chartooo:coordinate-region svg:x="1.575cm" svg:y="1.442cm" svg:width="20.407cm" svg:height="11.07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5$Unix OpenOffice.org_project/350m1$Build-96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